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1.97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5cm" svg:height="1.5cm" svg:x="9.1cm" svg:y="6cm">
          <text:p text:style-name="P1"><text:span text:style-name="T1">send_data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5cm" svg:height="1.5cm" svg:x="4.153cm" svg:y="0.5cm">
          <text:p text:style-name="P1"><text:span text:style-name="T1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903cm" svg:y1="2cm" svg:x2="2.95cm" svg:y2="6cm" draw:start-shape="id1" draw:start-glue-point="8" draw:end-shape="id2" draw:end-glue-point="4" svg:d="M5903 2000c0 3001-2953 1002-2953 4000" svg:viewBox="0 0 2954 4001">
          <text:p/>
        </draw:connector>
        <draw:frame draw:style-name="gr3" draw:text-style-name="P4" draw:layer="layout" svg:width="1.994cm" svg:height="0.745cm" svg:x="5.6cm" svg:y="3.355cm">
          <draw:text-box>
            <text:p><text:span text:style-name="T1">connect</text:span></text:p>
          </draw:text-box>
        </draw:frame>
        <draw:custom-shape draw:style-name="gr1" draw:text-style-name="P2" xml:id="id2" draw:id="id2" draw:layer="layout" svg:width="3.5cm" svg:height="1.5cm" svg:x="1.2cm" svg:y="6cm">
          <text:p text:style-name="P1"><text:span text:style-name="T1">connect_wi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847cm" svg:x1="2.95cm" svg:y1="7.5cm" svg:x2="10.85cm" svg:y2="7.5cm" draw:start-shape="id2" draw:start-glue-point="8" draw:end-shape="id3" draw:end-glue-point="8" svg:d="M2950 7500c0 2023 7900 2023 7900 0" svg:viewBox="0 0 7901 1518">
          <text:p/>
        </draw:connector>
        <draw:frame draw:style-name="gr4" draw:text-style-name="P4" draw:layer="layout" svg:width="3.694cm" svg:height="1.2cm" svg:x="5.706cm" svg:y="9.2cm">
          <draw:text-box>
            <text:p><text:span text:style-name="T1">connection_status</text:span></text:p>
            <text:p><text:span text:style-name="T1">send_error</text:span></text:p>
          </draw:text-box>
        </draw:frame>
        <draw:connector draw:style-name="gr2" draw:text-style-name="P3" draw:layer="layout" draw:type="curve" draw:line-skew="-0.194cm" svg:x1="10.85cm" svg:y1="6cm" svg:x2="4.188cm" svg:y2="6.219cm" draw:start-shape="id3" draw:start-glue-point="4" draw:end-shape="id2" draw:end-glue-point="11" svg:d="M10850 6000c0-1042-6662-1152-6662 219" svg:viewBox="0 0 6663 1016">
          <text:p/>
        </draw:connector>
        <draw:frame draw:style-name="gr3" draw:text-style-name="P4" draw:layer="layout" svg:width="3.694cm" svg:height="0.745cm" svg:x="5.406cm" svg:y="5.5cm">
          <draw:text-box>
            <text:p><text:span text:style-name="T1">send_datagram</text:span></text:p>
          </draw:text-box>
        </draw:frame>
        <draw:connector draw:style-name="gr2" draw:text-style-name="P3" draw:layer="layout" draw:type="curve" svg:x1="1.2cm" svg:y1="6.75cm" svg:x2="4.153cm" svg:y2="1.25cm" draw:start-shape="id2" draw:start-glue-point="6" draw:end-shape="id1" draw:end-glue-point="6" svg:d="M1200 6750c-751 0-2228-5500 2953-5500" svg:viewBox="0 0 3738 5501">
          <text:p/>
        </draw:connector>
        <draw:frame draw:style-name="gr3" draw:text-style-name="P4" draw:layer="layout" svg:width="3.694cm" svg:height="0.745cm" svg:x="1.1cm" svg:y="2.3cm">
          <draw:text-box>
            <text:p><text:span text:style-name="T1">internal_error</text:span></text:p>
          </draw:text-box>
        </draw:frame>
        <draw:connector draw:style-name="gr2" draw:text-style-name="P3" draw:layer="layout" draw:type="curve" svg:x1="12.088cm" svg:y1="6.219cm" svg:x2="7.653cm" svg:y2="1.25cm" draw:start-shape="id3" draw:start-glue-point="11" draw:end-shape="id1" draw:end-glue-point="10" svg:d="M12088 6219c0-3313-1478-4969-4435-4969" svg:viewBox="0 0 4436 4970">
          <text:p/>
        </draw:connector>
        <draw:frame draw:style-name="gr3" draw:text-style-name="P4" draw:layer="layout" svg:width="3.694cm" svg:height="0.745cm" svg:x="8.606cm" svg:y="2.5cm">
          <draw:text-box>
            <text:p><text:span text:style-name="T1">internal_error</text:span></text:p>
          </draw:text-box>
        </draw:frame>
        <draw:custom-shape draw:style-name="gr1" draw:text-style-name="P2" xml:id="id4" draw:id="id4" draw:layer="layout" svg:width="3.5cm" svg:height="1.5cm" svg:x="13.62cm" svg:y="6.071cm">
          <text:p text:style-name="P1"><text:span text:style-name="T1">rec_data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5.37cm" svg:y1="6.071cm" svg:x2="7.653cm" svg:y2="1.25cm" draw:start-shape="id4" draw:start-glue-point="4" draw:end-shape="id1" draw:end-glue-point="10" svg:d="M15370 6071c0-3214-2572-4821-7717-4821" svg:viewBox="0 0 7718 4822">
          <text:p/>
        </draw:connector>
        <draw:frame draw:style-name="gr3" draw:text-style-name="P4" draw:layer="layout" svg:width="3.694cm" svg:height="0.745cm" svg:x="12.675cm" svg:y="4.166cm">
          <draw:text-box>
            <text:p><text:span text:style-name="T1">internal_erro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1:00:44.174080380</meta:creation-date>
    <dc:date>2021-06-05T15:01:13.287927770</dc:date>
    <meta:editing-duration>PT1H10M15S</meta:editing-duration>
    <meta:editing-cycles>6</meta:editing-cycles>
    <meta:generator>LibreOffice/6.4.7.2$Linux_X86_64 LibreOffice_project/40$Build-2</meta:generator>
    <meta:document-statistic meta:object-count="16"/>
  </office:meta>
</office:document-meta>
</file>